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35b0d"/>
    </style:style>
    <style:style style:name="T3" style:family="text">
      <style:text-properties officeooo:rsid="00135b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80</text:span><text:a xlink:type="simple" xlink:href="http://www.novadiet.es/index.php/productos/digestivos-y-depurativos/item/579-preobik.html................................Probioticos" text:style-name="Internet_20_link" text:visited-style-name="Visited_20_Internet_20_Link">http://www.novadiet.es/index.php/productos/digestivos-y-depurativos/item/579-preobik.html................................Probioticos</text:a> --</text:p>
      <text:p text:style-name="Standard"><text:span text:style-name="T3">81</text:span><text:a xlink:type="simple" xlink:href="http://www.novadiet.es/index.php/productos/digestivos-y-depurativos/item/50-daxinova.html..............................Higiene" text:style-name="Internet_20_link" text:visited-style-name="Visited_20_Internet_20_Link">http://www.novadiet.es/index.php/productos/digestivos-y-</text:a><text:a xlink:type="simple" xlink:href="http://www.novadiet.es/index.php/productos/digestivos-y-depurativos/item/50-daxinova.html..............................Higiene" text:style-name="Internet_20_link" text:visited-style-name="Visited_20_Internet_20_Link"><text:span text:style-name="T3">82</text:span></text:a><text:a xlink:type="simple" xlink:href="http://www.novadiet.es/index.php/productos/digestivos-y-depurativos/item/50-daxinova.html..............................Higiene" text:style-name="Internet_20_link" text:visited-style-name="Visited_20_Internet_20_Link">depurativos/item/50-daxinova.html..............................Higiene</text:a> Intestinal --</text:p>
      <text:p text:style-name="Standard"><text:span text:style-name="T3">83</text:span><text:a xlink:type="simple" xlink:href="http://www.novadiet.es/index.php/productos/digestivos-y-depurativos/item/99-gastrilanplus.html.......................Digestivo" text:style-name="Internet_20_link" text:visited-style-name="Visited_20_Internet_20_Link">http://www.novadiet.es/index.php/productos/digestivos-y-depurativos/item/99-gastrilanplus.html.......................Digestivo</text:a> --</text:p>
      <text:p text:style-name="Standard"><text:span text:style-name="T3">84</text:span><text:a xlink:type="simple" xlink:href="http://www.novadiet.es/index.php/productos/energeticos-y-jaleas/item/180-nodijal.html......Niños" text:style-name="Internet_20_link" text:visited-style-name="Visited_20_Internet_20_Link">http://www.novadiet.es/index.php/productos/energeticos-y-jaleas/item/180-nodijal.html......Niños</text:a> --</text:p>
      <text:p text:style-name="Standard"><text:span text:style-name="T3">85</text:span><text:a xlink:type="simple" xlink:href="http://www.novadiet.es/index.php/productos/sistema-genitourinario/item/604-candicis.html.....Aparato" text:style-name="Internet_20_link" text:visited-style-name="Visited_20_Internet_20_Link">http://www.novadiet.es/index.php/productos/sistema-genitourinario/item/604-candicis.html.....Aparato</text:a> Genitourinario --</text:p>
      <text:p text:style-name="Standard"><text:span text:style-name="T3">86</text:span><text:a xlink:type="simple" xlink:href="http://www.novadiet.es/index.php/productos/huesos-y-articulaciones/item/578-colamag-calman.html.....Huesos" text:style-name="Internet_20_link" text:visited-style-name="Visited_20_Internet_20_Link">http://www.novadiet.es/index.php/productos/huesos-y-articulaciones/item/578-colamag-calman.html.....Huesos</text:a> y Articulaciones --</text:p>
      <text:p text:style-name="Standard"><text:span text:style-name="T3">87</text:span><text:a xlink:type="simple" xlink:href="http://www.novadiet.es/index.php/productos/huesos-y-articulaciones/item/546-colamagbote.html.....Huesos" text:style-name="Internet_20_link" text:visited-style-name="Visited_20_Internet_20_Link">http://www.novadiet.es/index.php/productos/huesos-y-articulaciones/item/546-colamagbote.html.....Huesos</text:a> y Articulaciones --</text:p>
      <text:p text:style-name="Standard"><text:span text:style-name="T3">88</text:span><text:a xlink:type="simple" xlink:href="http://www.novadiet.es/index.php/productos/huesos-y-articulaciones/item/34-calcimar.html.....Huesos" text:style-name="Internet_20_link" text:visited-style-name="Visited_20_Internet_20_Link">http://www.novadiet.es/index.php/productos/huesos-y-articulaciones/item/34-calcimar.html.....Huesos</text:a> y Articulaciones --</text:p>
      <text:p text:style-name="Standard"><text:span text:style-name="T3">89</text:span><text:a xlink:type="simple" xlink:href="http://www.novadiet.es/index.php/productos/huesos-y-articulaciones/item/193-osteartil.html.....Osteartil" text:style-name="Internet_20_link" text:visited-style-name="Visited_20_Internet_20_Link">http://www.novadiet.es/index.php/productos/huesos-y-articulaciones/item/193-osteartil.html.....Osteartil</text:a> --</text:p>
      <text:p text:style-name="Standard"><text:span text:style-name="T3">90</text:span><text:a xlink:type="simple" xlink:href="http://www.novadiet.es/index.php/productos/linea-trainer/item/569-implux.html.......Nutricion" text:style-name="Internet_20_link" text:visited-style-name="Visited_20_Internet_20_Link">http://www.novadiet.es/index.php/productos/linea-trainer/item/569-implux.html.......Nutricion</text:a> Deportiva --</text:p>
      <text:p text:style-name="Standard"><text:span text:style-name="T3">91</text:span><text:a xlink:type="simple" xlink:href="http://www.novadiet.es/index.php/productos/linea-trainer/item/568-kemax-10.html......Nutricion" text:style-name="Internet_20_link" text:visited-style-name="Visited_20_Internet_20_Link">http://www.novadiet.es/index.php/productos/linea-trainer/item/568-kemax-10.html......Nutricion</text:a> Deportiva --</text:p>
      <text:p text:style-name="Standard"><text:span text:style-name="T3">92</text:span><text:a xlink:type="simple" xlink:href="http://www.novadiet.es/index.php/productos/linea-trainer/item/566-rendix.html.....Nutricion" text:style-name="Internet_20_link" text:visited-style-name="Visited_20_Internet_20_Link">http://www.novadiet.es/index.php/productos/linea-trainer/item/566-rendix.html.....Nutricion</text:a> Deportiva --</text:p>
      <text:p text:style-name="Standard"><text:span text:style-name="T3">93</text:span><text:a xlink:type="simple" xlink:href="http://www.novadiet.es/index.php/productos/linea-trainer/item/565-recupex.html....Nutricion" text:style-name="Internet_20_link" text:visited-style-name="Visited_20_Internet_20_Link">http://www.novadiet.es/index.php/productos/linea-trainer/item/565-recupex.html....Nutricion</text:a> Deportiva --</text:p>
      <text:p text:style-name="Standard"><text:span text:style-name="T3">94</text:span><text:a xlink:type="simple" xlink:href="http://www.trepatdiet.com/immunilflorcapsulas/......Defensas" text:style-name="Internet_20_link" text:visited-style-name="Visited_20_Internet_20_Link">http://www.trepatdiet.com/immunilflorcapsulas/......Defensas</text:a> --</text:p>
      <text:p text:style-name="Standard"><text:span text:style-name="T3">95</text:span><text:a xlink:type="simple" xlink:href="http://www.trepatdiet.com/immunilflorjarabe/.........Defensas" text:style-name="Internet_20_link" text:visited-style-name="Visited_20_Internet_20_Link">http://www.trepatdiet.com/immunilflorjarabe/.........Defensas</text:a> --</text:p>
      <text:p text:style-name="Standard"><text:span text:style-name="T3">96</text:span><text:a xlink:type="simple" xlink:href="http://www.trepatdiet.com/aloefreshretard/........Dentrificos" text:style-name="Internet_20_link" text:visited-style-name="Visited_20_Internet_20_Link">http://www.trepatdiet.com/aloefreshretard/........Dentrificos</text:a> --</text:p>
      <text:p text:style-name="Standard"><text:span text:style-name="T3">97</text:span><text:a xlink:type="simple" xlink:href="http://www.trepatdiet.com/aloefreshsensitivo/....Dentrificos" text:style-name="Internet_20_link" text:visited-style-name="Visited_20_Internet_20_Link">http://www.trepatdiet.com/aloefreshsensitivo/....Dentrificos</text:a> --</text:p>
      <text:p text:style-name="Standard"><text:span text:style-name="T3">98</text:span><text:a xlink:type="simple" xlink:href="http://www.trepatdiet.com/aloefreshcolutorio/....Colutorio" text:style-name="Internet_20_link" text:visited-style-name="Visited_20_Internet_20_Link">http://www.trepatdiet.com/aloefreshcolutorio/....Colutorio</text:a> --</text:p>
      <text:p text:style-name="Standard"><text:span text:style-name="T3">99</text:span><text:a xlink:type="simple" xlink:href="http://www.trepatdiet.com/aloeveralaxflor/........Higiene" text:style-name="Internet_20_link" text:visited-style-name="Visited_20_Internet_20_Link">http://www.trepatdiet.com/aloeveralaxflor/........Higiene</text:a> Intestinal --</text:p>
      <text:p text:style-name="Standard"><text:span text:style-name="T3">100</text:span><text:a xlink:type="simple" xlink:href="http://www.trepatdiet.com/aloeveragelarbol200/....Gel" text:style-name="Internet_20_link" text:visited-style-name="Visited_20_Internet_20_Link">http://www.trepatdiet.com/aloeveragelarbol200/....Gel</text:a> Aloe vera --</text:p>
      <text:p text:style-name="Standard"><text:span text:style-name="T3">101</text:span><text:a xlink:type="simple" xlink:href="http://www.trepatdiet.com/aloeveraargan/...........Gel" text:style-name="Internet_20_link" text:visited-style-name="Visited_20_Internet_20_Link">http://www.trepatdiet.com/aloeveraargan/...........Gel</text:a> Aloe vera --</text:p>
      <text:p text:style-name="Standard"><text:soft-page-break/><text:span text:style-name="T3">102</text:span><text:a xlink:type="simple" xlink:href="http://www.trepatdiet.com/arboldelteesiaceite100ml/.........Aceites" text:style-name="Internet_20_link" text:visited-style-name="Visited_20_Internet_20_Link">http://www.trepatdiet.com/arboldelteesiaceite100ml/.........Aceites</text:a> Esenciales --</text:p>
      <text:p text:style-name="Standard"><text:span text:style-name="T3">103</text:span><text:a xlink:type="simple" xlink:href="http://www.trepatdiet.com/plantasginkgomax/........Circulacion" text:style-name="Internet_20_link" text:visited-style-name="Visited_20_Internet_20_Link">http://www.trepatdiet.com/plantasginkgomax/........Circulacion</text:a> --</text:p>
      <text:p text:style-name="Standard"><text:span text:style-name="T3">104</text:span><text:a xlink:type="simple" xlink:href="http://www.trepatdiet.com/nodol60/.........Huesos" text:style-name="Internet_20_link" text:visited-style-name="Visited_20_Internet_20_Link">http://www.trepatdiet.com/nodol60/.........Huesos</text:a> y Articulaciones --</text:p>
      <text:p text:style-name="Standard"><text:span text:style-name="T3">105</text:span><text:a xlink:type="simple" xlink:href="http://www.trepatdiet.com/propoliseucalipto/....Caramelos" text:style-name="Internet_20_link" text:visited-style-name="Visited_20_Internet_20_Link">http://www.trepatdiet.com/propoliseucalipto/....Caramelos</text:a> --</text:p>
      <text:p text:style-name="Standard"><text:span text:style-name="T3">106</text:span><text:a xlink:type="simple" xlink:href="http://www.trepatdiet.com/aloeverapocketdrink/...Digestivo" text:style-name="Internet_20_link" text:visited-style-name="Visited_20_Internet_20_Link">http://www.trepatdiet.com/aloeverapocketdrink/...Digestivo</text:a> --</text:p>
      <text:p text:style-name="Standard"><text:span text:style-name="T3">107</text:span><text:a xlink:type="simple" xlink:href="http://www.trepatdiet.com/aloeverazumo/....Digestivo" text:style-name="Internet_20_link" text:visited-style-name="Visited_20_Internet_20_Link">http://www.trepatdiet.com/aloeverazumo/....Digestivo</text:a> --</text:p>
      <text:p text:style-name="Standard"><text:span text:style-name="T3">108</text:span><text:a xlink:type="simple" xlink:href="http://www.trepatdiet.com/propolbaby/...Defensas" text:style-name="Internet_20_link" text:visited-style-name="Visited_20_Internet_20_Link">http://www.trepatdiet.com/propolbaby/...Defensas</text:a> --</text:p>
      <text:p text:style-name="Standard"><text:span text:style-name="T2">109</text:span><text:a xlink:type="simple" xlink:href="https://diafarm.es/rescue/rescue-remedy-remedio-de-rescate...Flores" text:style-name="Internet_20_link" text:visited-style-name="Visited_20_Internet_20_Link"><text:span text:style-name="T1">https://diafarm.es/rescue/rescue-remedy-remedio-de-rescate...Flores</text:span></text:a><text:span text:style-name="T1"> Bach --</text:span></text:p>
      <text:p text:style-name="Standard"><text:span text:style-name="T2">110</text:span><text:a xlink:type="simple" xlink:href="https://diafarm.es/rescue/rescue-cream-crema-estres-piel...Cremas" text:style-name="Internet_20_link" text:visited-style-name="Visited_20_Internet_20_Link"><text:span text:style-name="T1">https://diafarm.es/rescue/rescue-cream-crema-estres-piel...Cremas</text:span></text:a><text:span text:style-name="T1"> --</text:span></text:p>
      <text:p text:style-name="Standard"><text:span text:style-name="T3">111</text:span><text:a xlink:type="simple" xlink:href="https://diafarm.es/roha-max/130-regular-transito-intestinal...Higiene" text:style-name="Internet_20_link" text:visited-style-name="Visited_20_Internet_20_Link">https://diafarm.es/roha-max/130-regular-transito-intestinal...Higiene</text:a> Intestinal --</text:p>
      <text:p text:style-name="Standard"><text:span text:style-name="T3">112</text:span><text:a xlink:type="simple" xlink:href="http://www.generaldietetica.com/memorandum-senior-con-ginkgo-biloba...Memoria" text:style-name="Internet_20_link" text:visited-style-name="Visited_20_Internet_20_Link">http://www.generaldietetica.com/memorandum-senior-con-ginkgo-biloba...Memoria</text:a> --</text:p>
      <text:p text:style-name="Standard"><text:span text:style-name="T3">113</text:span><text:a xlink:type="simple" xlink:href="http://www.generaldietetica.com/plantago-ovata....Higiene" text:style-name="Internet_20_link" text:visited-style-name="Visited_20_Internet_20_Link">http://www.generaldietetica.com/plantago-ovata....Higiene</text:a> Intestinal --</text:p>
      <text:p text:style-name="Standard"><text:span text:style-name="T3">114</text:span><text:a xlink:type="simple" xlink:href="http://www.generaldietetica.com/colageno-comprimidos-plus...Huesos" text:style-name="Internet_20_link" text:visited-style-name="Visited_20_Internet_20_Link">http://www.generaldietetica.com/colageno-comprimidos-plus...Huesos</text:a> y Articulaciones --</text:p>
      <text:p text:style-name="Standard"><text:span text:style-name="T3">115</text:span><text:a xlink:type="simple" xlink:href="http://www.generaldietetica.com/barrita-memorandum-plus....Memoria" text:style-name="Internet_20_link" text:visited-style-name="Visited_20_Internet_20_Link">http://www.generaldietetica.com/barrita-memorandum-plus....Memoria</text:a> --</text:p>
      <text:p text:style-name="Standard"><text:span text:style-name="T3">116</text:span><text:a xlink:type="simple" xlink:href="http://www.trepatdiet.com/complementosnormolip5/.....Colesterol" text:style-name="Internet_20_link" text:visited-style-name="Visited_20_Internet_20_Link">http://www.trepatdiet.com/complementosnormolip5/.....Colesterol</text:a> --</text:p>
      <text:p text:style-name="Standard"><text:span text:style-name="T3">117</text:span><text:a xlink:type="simple" xlink:href="http://www.solgarsuplementos.es/nav/productos/productos/p_SuplementosEspeciales/Pelo_Piel_Unas_Comprimidos.html....Cabello" text:style-name="Internet_20_link" text:visited-style-name="Visited_20_Internet_20_Link">http://www.solgarsuplementos.es/nav/productos/productos/p_SuplementosEspeciales/Pelo_Piel_Unas_Comprimidos.html....Cabello</text:a>, piel y uñas --</text:p>
      <text:p text:style-name="Standard"><text:span text:style-name="T3">118</text:span><text:a xlink:type="simple" xlink:href="http://www.solgarsuplementos.es/nav/productos/productos/p_vitaminaB/Biotina_Comprimidos.html......Vitaminas" text:style-name="Internet_20_link" text:visited-style-name="Visited_20_Internet_20_Link">http://www.solgarsuplementos.es/nav/productos/productos/p_vitaminaB/Biotina_Comprimidos.html......Vitaminas</text:a> y Minerales --</text:p>
      <text:p text:style-name="Standard"><text:span text:style-name="T3">119</text:span><text:a xlink:type="simple" xlink:href="http://www.solgarsuplementos.es/nav/productos/productos/p_vitaminaB/Biotina_Comprimidos.html.....Cabello" text:style-name="Internet_20_link" text:visited-style-name="Visited_20_Internet_20_Link">http://www.solgarsuplementos.es/nav/productos/productos/p_vitaminaB/Biotina_Comprimidos.html.....Cabello</text:a>, piel y uñas --</text:p>
      <text:p text:style-name="Standard"><text:span text:style-name="T3">120</text:span><text:a xlink:type="simple" xlink:href="http://www.solgarsuplementos.es/nav/productos/productos/p_minerales/Magnesio_Quelado_Comprimidos.html....Huesos" text:style-name="Internet_20_link" text:visited-style-name="Visited_20_Internet_20_Link">http://www.solgarsuplementos.es/nav/productos/productos/p_minerales/Magnesio_Quelado_Comprimidos.html....Huesos</text:a> y Articulaciones --</text:p>
      <text:p text:style-name="Standard"><text:span text:style-name="T3">121</text:span><text:a xlink:type="simple" xlink:href="http://www.solgarsuplementos.es/nav/productos/productos/p_minerales/Calcio-Magnesio-Boro_Comprimidos.html.....Huesos" text:style-name="Internet_20_link" text:visited-style-name="Visited_20_Internet_20_Link">http://www.solgarsuplementos.es/nav/productos/productos/p_minerales/Calcio-Magnesio-Boro_Comprimidos.html.....Huesos</text:a> y Articulaciones --</text:p>
      <text:p text:style-name="Standard"><text:span text:style-name="T3">122</text:span><text:a xlink:type="simple" xlink:href="http://www.solgarsuplementos.es/nav/productos/productos/p_multinutrientes/Formula_VM75_Comprimidos.html....Vitaminas" text:style-name="Internet_20_link" text:visited-style-name="Visited_20_Internet_20_Link">http://www.solgarsuplementos.es/nav/productos/productos/p_multinutrientes/Formula_VM75_Comprimidos.html....Vitaminas</text:a> Y Minerales --</text:p>
      <text:p text:style-name="Standard"><text:soft-page-break/><text:span text:style-name="T3">123</text:span><text:a xlink:type="simple" xlink:href="http://www.anamarialajusticia.es/catalogo-productos/general/16-cloruro-de-magnesio...Huesos" text:style-name="Internet_20_link" text:visited-style-name="Visited_20_Internet_20_Link">http://www.anamarialajusticia.es/catalogo-productos/general/16-cloruro-de-magnesio...Huesos</text:a> y Articulaciones --</text:p>
      <text:p text:style-name="Standard"><text:span text:style-name="T3">124</text:span><text:a xlink:type="simple" xlink:href="http://www.anamarialajusticia.es/catalogo-productos/general/16-cloruro-de-magnesio...Vitaminas" text:style-name="Internet_20_link" text:visited-style-name="Visited_20_Internet_20_Link">http://www.anamarialajusticia.es/catalogo-productos/general/16-cloruro-de-magnesio...Vitaminas</text:a> y Minerales --</text:p>
      <text:p text:style-name="Standard"><text:span text:style-name="T3">125</text:span><text:a xlink:type="simple" xlink:href="http://www.anamarialajusticia.es/catalogo-productos/general/1-colageno-con-magnesio-sabor-fresa...Huesos" text:style-name="Internet_20_link" text:visited-style-name="Visited_20_Internet_20_Link">http://www.anamarialajusticia.es/catalogo-productos/general/1-colageno-con-magnesio-sabor-fresa...Huesos</text:a> y Articulaciones --</text:p>
      <text:p text:style-name="Standard"><text:span text:style-name="T3">126</text:span><text:a xlink:type="simple" xlink:href="http://www.anamarialajusticia.es/catalogo-productos/general/3-colageno-con-magnesio-polvo...Huesos" text:style-name="Internet_20_link" text:visited-style-name="Visited_20_Internet_20_Link">http://www.anamarialajusticia.es/catalogo-productos/general/3-colageno-con-magnesio-polvo...Huesos</text:a> y Articulaciones --</text:p>
      <text:p text:style-name="Standard"><text:span text:style-name="T3">127</text:span><text:a xlink:type="simple" xlink:href="http://www.anamarialajusticia.es/catalogo-productos/general/2-colageno-con-magnesio...Huesos" text:style-name="Internet_20_link" text:visited-style-name="Visited_20_Internet_20_Link">http://www.anamarialajusticia.es/catalogo-productos/general/2-colageno-con-magnesio...Huesos</text:a> y Articulaciones --</text:p>
      <text:p text:style-name="Standard"><text:span text:style-name="T3">128</text:span><text:a xlink:type="simple" xlink:href="http://www.anamarialajusticia.es/catalogo-productos/general/5-carbonato-de-magnesio....Higiene" text:style-name="Internet_20_link" text:visited-style-name="Visited_20_Internet_20_Link">http://www.anamarialajusticia.es/catalogo-productos/general/5-carbonato-de-magnesio....Higiene</text:a> Intestinal --</text:p>
      <text:p text:style-name="Standard"><text:bookmark text:name="_GoBac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12</meta:editing-cycles>
    <meta:creation-date>2017-10-05T09:21:00</meta:creation-date>
    <dc:date>2017-12-17T17:23:32.292844616</dc:date>
    <meta:editing-duration>PT5H47M5S</meta:editing-duration>
    <meta:generator>LibreOffice/5.1.6.2$Linux_X86_64 LibreOffice_project/10m0$Build-2</meta:generator>
    <meta:document-statistic meta:table-count="0" meta:image-count="0" meta:object-count="0" meta:page-count="3" meta:paragraph-count="48" meta:word-count="146" meta:character-count="4663" meta:non-whitespace-character-count="4565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